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42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ySQ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ySQL</text:p>
          </table:table-cell>
          <table:covered-table-cell table:number-columns-repeated="5" table:style-name="ce1"/>
          <table:table-cell table:style-name="ce1"/>
          <table:table-cell/>
          <table:table-cell office:value-type="string" calcext:value-type="string">
            <text:p>Mong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Latency</text:p>
          </table:table-cell>
          <table:covered-table-cell/>
          <table:table-cell office:value-type="string" calcext:value-type="string">
            <text:p>Workloada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Workloadd</text:p>
          </table:table-cell>
          <table:table-cell table:number-columns-repeated="3"/>
          <table:table-cell office:value-type="string" calcext:value-type="string">
            <text:p>Workloada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Workloadd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float" office:value="9220" calcext:value-type="float">
            <text:p>9220</text:p>
          </table:table-cell>
          <table:table-cell office:value-type="float" office:value="6022" calcext:value-type="float">
            <text:p>6022</text:p>
          </table:table-cell>
          <table:table-cell office:value-type="float" office:value="6415" calcext:value-type="float">
            <text:p>6415</text:p>
          </table:table-cell>
          <table:table-cell office:value-type="float" office:value="5825" calcext:value-type="float">
            <text:p>5825</text:p>
          </table:table-cell>
          <table:table-cell/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float" office:value="806" calcext:value-type="float">
            <text:p>806</text:p>
          </table:table-cell>
          <table:table-cell office:value-type="float" office:value="931" calcext:value-type="float">
            <text:p>931</text:p>
          </table:table-cell>
          <table:table-cell office:value-type="float" office:value="975" calcext:value-type="float">
            <text:p>97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float" office:value="108.459869848156" calcext:value-type="float">
            <text:p>108.459869848156</text:p>
          </table:table-cell>
          <table:table-cell office:value-type="float" office:value="166.057788110262" calcext:value-type="float">
            <text:p>166.057788110262</text:p>
          </table:table-cell>
          <table:table-cell office:value-type="float" office:value="155.884645362432" calcext:value-type="float">
            <text:p>155.884645362432</text:p>
          </table:table-cell>
          <table:table-cell office:value-type="float" office:value="171.673819742489" calcext:value-type="float">
            <text:p>171.673819742489</text:p>
          </table:table-cell>
          <table:table-cell/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float" office:value="1240.69478908189" calcext:value-type="float">
            <text:p>1240.69478908189</text:p>
          </table:table-cell>
          <table:table-cell office:value-type="float" office:value="1074.11385606874" calcext:value-type="float">
            <text:p>1074.11385606874</text:p>
          </table:table-cell>
          <table:table-cell office:value-type="float" office:value="1025.64102564103" calcext:value-type="float">
            <text:p>1025.64102564103</text:p>
          </table:table-cell>
          <table:table-cell office:value-type="float" office:value="1106.19469026549" calcext:value-type="float">
            <text:p>1106.19469026549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[TOTAL_GCS_G1_Young_Generation]</text:p>
          </table:table-cell>
          <table:table-cell office:value-type="string" calcext:value-type="string">
            <text:p><text:s/>Cou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[TOTAL_GC_TIME_G1_Young_Generation]</text:p>
          </table:table-cell>
          <table:table-cell office:value-type="string" calcext:value-type="string">
            <text:p><text:s/>Time(ms)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float" office:value="0.542299349240781" calcext:value-type="float">
            <text:p>0.542299349240781</text:p>
          </table:table-cell>
          <table:table-cell office:value-type="float" office:value="0.149452009299236" calcext:value-type="float">
            <text:p>0.149452009299236</text:p>
          </table:table-cell>
          <table:table-cell office:value-type="float" office:value="0.436477007014809" calcext:value-type="float">
            <text:p>0.436477007014809</text:p>
          </table:table-cell>
          <table:table-cell office:value-type="float" office:value="0.532188841201717" calcext:value-type="float">
            <text:p>0.532188841201717</text:p>
          </table:table-cell>
          <table:table-cell/>
          <table:table-cell office:value-type="string" calcext:value-type="string">
            <text:p>[TOTAL_GC_TIME_%_G1_Young_Generation]</text:p>
          </table:table-cell>
          <table:table-cell office:value-type="string" calcext:value-type="string">
            <text:p><text:s/>Time(%)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.93340494092374" calcext:value-type="float">
            <text:p>1.93340494092374</text:p>
          </table:table-cell>
          <table:table-cell office:value-type="float" office:value="1.74358974358974" calcext:value-type="float">
            <text:p>1.74358974358974</text:p>
          </table:table-cell>
          <table:table-cell office:value-type="float" office:value="2.21238938053097" calcext:value-type="float">
            <text:p>2.21238938053097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[TOTAL_GCS_G1_Old_Generation]</text:p>
          </table:table-cell>
          <table:table-cell office:value-type="string" calcext:value-type="string">
            <text:p><text:s/>Coun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[TOTAL_GC_TIME_G1_Old_Generation]</text:p>
          </table:table-cell>
          <table:table-cell office:value-type="string" calcext:value-type="string">
            <text:p><text:s/>Time(ms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[TOTAL_GC_TIME_%_G1_Old_Generation]</text:p>
          </table:table-cell>
          <table:table-cell office:value-type="string" calcext:value-type="string">
            <text:p><text:s/>Time(%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float" office:value="0.542299349240781" calcext:value-type="float">
            <text:p>0.542299349240781</text:p>
          </table:table-cell>
          <table:table-cell office:value-type="float" office:value="0.149452009299236" calcext:value-type="float">
            <text:p>0.149452009299236</text:p>
          </table:table-cell>
          <table:table-cell office:value-type="float" office:value="0.436477007014809" calcext:value-type="float">
            <text:p>0.436477007014809</text:p>
          </table:table-cell>
          <table:table-cell office:value-type="float" office:value="0.532188841201717" calcext:value-type="float">
            <text:p>0.532188841201717</text:p>
          </table:table-cell>
          <table:table-cell/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.93340494092374" calcext:value-type="float">
            <text:p>1.93340494092374</text:p>
          </table:table-cell>
          <table:table-cell office:value-type="float" office:value="1.74358974358974" calcext:value-type="float">
            <text:p>1.74358974358974</text:p>
          </table:table-cell>
          <table:table-cell office:value-type="float" office:value="2.21238938053097" calcext:value-type="float">
            <text:p>2.21238938053097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7102" calcext:value-type="float">
            <text:p>7102</text:p>
          </table:table-cell>
          <table:table-cell office:value-type="float" office:value="1674" calcext:value-type="float">
            <text:p>1674</text:p>
          </table:table-cell>
          <table:table-cell office:value-type="float" office:value="1909" calcext:value-type="float">
            <text:p>1909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2449" calcext:value-type="float">
            <text:p>2449</text:p>
          </table:table-cell>
          <table:table-cell office:value-type="float" office:value="2629" calcext:value-type="float">
            <text:p>2629</text:p>
          </table:table-cell>
          <table:table-cell office:value-type="float" office:value="3063" calcext:value-type="float">
            <text:p>3063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float" office:value="7100" calcext:value-type="float">
            <text:p>7100</text:p>
          </table:table-cell>
          <table:table-cell office:value-type="float" office:value="1674" calcext:value-type="float">
            <text:p>1674</text:p>
          </table:table-cell>
          <table:table-cell office:value-type="float" office:value="1909" calcext:value-type="float">
            <text:p>1909</text:p>
          </table:table-cell>
          <table:table-cell office:value-type="float" office:value="2486" calcext:value-type="float">
            <text:p>2486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float" office:value="2448" calcext:value-type="float">
            <text:p>2448</text:p>
          </table:table-cell>
          <table:table-cell office:value-type="float" office:value="2628" calcext:value-type="float">
            <text:p>2628</text:p>
          </table:table-cell>
          <table:table-cell office:value-type="float" office:value="3062" calcext:value-type="float">
            <text:p>3062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float" office:value="7103" calcext:value-type="float">
            <text:p>7103</text:p>
          </table:table-cell>
          <table:table-cell office:value-type="float" office:value="1674" calcext:value-type="float">
            <text:p>1674</text:p>
          </table:table-cell>
          <table:table-cell office:value-type="float" office:value="1909" calcext:value-type="float">
            <text:p>1909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float" office:value="2449" calcext:value-type="float">
            <text:p>2449</text:p>
          </table:table-cell>
          <table:table-cell office:value-type="float" office:value="2629" calcext:value-type="float">
            <text:p>2629</text:p>
          </table:table-cell>
          <table:table-cell office:value-type="float" office:value="3063" calcext:value-type="float">
            <text:p>3063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float" office:value="7103" calcext:value-type="float">
            <text:p>7103</text:p>
          </table:table-cell>
          <table:table-cell office:value-type="float" office:value="1674" calcext:value-type="float">
            <text:p>1674</text:p>
          </table:table-cell>
          <table:table-cell office:value-type="float" office:value="1909" calcext:value-type="float">
            <text:p>1909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float" office:value="2449" calcext:value-type="float">
            <text:p>2449</text:p>
          </table:table-cell>
          <table:table-cell office:value-type="float" office:value="2629" calcext:value-type="float">
            <text:p>2629</text:p>
          </table:table-cell>
          <table:table-cell office:value-type="float" office:value="3063" calcext:value-type="float">
            <text:p>3063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float" office:value="7103" calcext:value-type="float">
            <text:p>7103</text:p>
          </table:table-cell>
          <table:table-cell office:value-type="float" office:value="1674" calcext:value-type="float">
            <text:p>1674</text:p>
          </table:table-cell>
          <table:table-cell office:value-type="float" office:value="1909" calcext:value-type="float">
            <text:p>1909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float" office:value="2449" calcext:value-type="float">
            <text:p>2449</text:p>
          </table:table-cell>
          <table:table-cell office:value-type="float" office:value="2629" calcext:value-type="float">
            <text:p>2629</text:p>
          </table:table-cell>
          <table:table-cell office:value-type="float" office:value="3063" calcext:value-type="float">
            <text:p>3063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Operations</text:p>
          </table:table-cell>
          <table:table-cell table:number-columns-repeated="4" office:value-type="float" office:value="1000" calcext:value-type="float">
            <text:p>1000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Operations</text:p>
          </table:table-cell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8703.276" calcext:value-type="float">
            <text:p>8703.276</text:p>
          </table:table-cell>
          <table:table-cell office:value-type="float" office:value="5694.329" calcext:value-type="float">
            <text:p>5694.329</text:p>
          </table:table-cell>
          <table:table-cell office:value-type="float" office:value="5990.995" calcext:value-type="float">
            <text:p>5990.995</text:p>
          </table:table-cell>
          <table:table-cell office:value-type="float" office:value="5494.429" calcext:value-type="float">
            <text:p>5494.429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401.108" calcext:value-type="float">
            <text:p>401.108</text:p>
          </table:table-cell>
          <table:table-cell office:value-type="float" office:value="346.896" calcext:value-type="float">
            <text:p>346.896</text:p>
          </table:table-cell>
          <table:table-cell office:value-type="float" office:value="435.634" calcext:value-type="float">
            <text:p>435.634</text:p>
          </table:table-cell>
          <table:table-cell office:value-type="float" office:value="378.504" calcext:value-type="float">
            <text:p>378.504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MinLatency(us)</text:p>
          </table:table-cell>
          <table:table-cell office:value-type="float" office:value="4684" calcext:value-type="float">
            <text:p>4684</text:p>
          </table:table-cell>
          <table:table-cell office:value-type="float" office:value="3382" calcext:value-type="float">
            <text:p>3382</text:p>
          </table:table-cell>
          <table:table-cell office:value-type="float" office:value="3306" calcext:value-type="float">
            <text:p>3306</text:p>
          </table:table-cell>
          <table:table-cell office:value-type="float" office:value="3180" calcext:value-type="float">
            <text:p>3180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MinLatency(us)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MaxLatency(us)</text:p>
          </table:table-cell>
          <table:table-cell office:value-type="float" office:value="115967" calcext:value-type="float">
            <text:p>115967</text:p>
          </table:table-cell>
          <table:table-cell office:value-type="float" office:value="47231" calcext:value-type="float">
            <text:p>47231</text:p>
          </table:table-cell>
          <table:table-cell office:value-type="float" office:value="51071" calcext:value-type="float">
            <text:p>51071</text:p>
          </table:table-cell>
          <table:table-cell office:value-type="float" office:value="38399" calcext:value-type="float">
            <text:p>38399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MaxLatency(us)</text:p>
          </table:table-cell>
          <table:table-cell office:value-type="float" office:value="87423" calcext:value-type="float">
            <text:p>87423</text:p>
          </table:table-cell>
          <table:table-cell office:value-type="float" office:value="62015" calcext:value-type="float">
            <text:p>62015</text:p>
          </table:table-cell>
          <table:table-cell office:value-type="float" office:value="104959" calcext:value-type="float">
            <text:p>104959</text:p>
          </table:table-cell>
          <table:table-cell office:value-type="float" office:value="86783" calcext:value-type="float">
            <text:p>86783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95thPercentileLatency(us)</text:p>
          </table:table-cell>
          <table:table-cell office:value-type="float" office:value="13967" calcext:value-type="float">
            <text:p>13967</text:p>
          </table:table-cell>
          <table:table-cell office:value-type="float" office:value="9199" calcext:value-type="float">
            <text:p>9199</text:p>
          </table:table-cell>
          <table:table-cell office:value-type="float" office:value="9711" calcext:value-type="float">
            <text:p>9711</text:p>
          </table:table-cell>
          <table:table-cell office:value-type="float" office:value="8783" calcext:value-type="float">
            <text:p>8783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95thPercentileLatency(us)</text:p>
          </table:table-cell>
          <table:table-cell office:value-type="float" office:value="915" calcext:value-type="float">
            <text:p>915</text:p>
          </table:table-cell>
          <table:table-cell office:value-type="float" office:value="861" calcext:value-type="float">
            <text:p>861</text:p>
          </table:table-cell>
          <table:table-cell office:value-type="float" office:value="1074" calcext:value-type="float">
            <text:p>1074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99thPercentileLatency(us)</text:p>
          </table:table-cell>
          <table:table-cell office:value-type="float" office:value="29231" calcext:value-type="float">
            <text:p>29231</text:p>
          </table:table-cell>
          <table:table-cell office:value-type="float" office:value="15103" calcext:value-type="float">
            <text:p>15103</text:p>
          </table:table-cell>
          <table:table-cell office:value-type="float" office:value="17647" calcext:value-type="float">
            <text:p>17647</text:p>
          </table:table-cell>
          <table:table-cell office:value-type="float" office:value="15647" calcext:value-type="float">
            <text:p>15647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99thPercentileLatency(us)</text:p>
          </table:table-cell>
          <table:table-cell office:value-type="float" office:value="2683" calcext:value-type="float">
            <text:p>2683</text:p>
          </table:table-cell>
          <table:table-cell office:value-type="float" office:value="2393" calcext:value-type="float">
            <text:p>2393</text:p>
          </table:table-cell>
          <table:table-cell office:value-type="float" office:value="2529" calcext:value-type="float">
            <text:p>2529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Return=OK</text:p>
          </table:table-cell>
          <table:table-cell table:number-columns-repeated="4" office:value-type="float" office:value="1000" calcext:value-type="float">
            <text:p>1000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Return=OK</text:p>
          </table:table-cell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2" table:number-rows-spanned="1">
            <text:p>Latency</text:p>
          </table:table-cell>
          <table:covered-table-cell/>
          <table:table-cell office:value-type="string" calcext:value-type="string">
            <text:p>Workloada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Workloadd</text:p>
          </table:table-cell>
          <table:table-cell table:number-columns-repeated="2"/>
          <table:table-cell office:value-type="string" calcext:value-type="string">
            <text:p>Mon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float" office:value="54893" calcext:value-type="float">
            <text:p>54893</text:p>
          </table:table-cell>
          <table:table-cell office:value-type="float" office:value="55453" calcext:value-type="float">
            <text:p>55453</text:p>
          </table:table-cell>
          <table:table-cell office:value-type="float" office:value="55296" calcext:value-type="float">
            <text:p>55296</text:p>
          </table:table-cell>
          <table:table-cell office:value-type="float" office:value="53773" calcext:value-type="float">
            <text:p>53773</text:p>
          </table:table-cell>
          <table:table-cell table:number-columns-repeated="3"/>
          <table:table-cell office:value-type="string" calcext:value-type="string">
            <text:p>Workloada</text:p>
          </table:table-cell>
          <table:table-cell office:value-type="string" calcext:value-type="string">
            <text:p>Workloadb</text:p>
          </table:table-cell>
          <table:table-cell office:value-type="string" calcext:value-type="string">
            <text:p>Workloadc</text:p>
          </table:table-cell>
          <table:table-cell office:value-type="string" calcext:value-type="string">
            <text:p>Workloadd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float" office:value="182.172590312062" calcext:value-type="float">
            <text:p>182.172590312062</text:p>
          </table:table-cell>
          <table:table-cell office:value-type="float" office:value="180.33289452329" calcext:value-type="float">
            <text:p>180.33289452329</text:p>
          </table:table-cell>
          <table:table-cell office:value-type="float" office:value="180.844907407407" calcext:value-type="float">
            <text:p>180.844907407407</text:p>
          </table:table-cell>
          <table:table-cell office:value-type="float" office:value="185.966935078943" calcext:value-type="float">
            <text:p>185.966935078943</text:p>
          </table:table-cell>
          <table:table-cell/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float" office:value="2284" calcext:value-type="float">
            <text:p>2284</text:p>
          </table:table-cell>
          <table:table-cell office:value-type="float" office:value="2534" calcext:value-type="float">
            <text:p>2534</text:p>
          </table:table-cell>
          <table:table-cell office:value-type="float" office:value="1444" calcext:value-type="float">
            <text:p>1444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float" office:value="4378.28371278459" calcext:value-type="float">
            <text:p>4378.28371278459</text:p>
          </table:table-cell>
          <table:table-cell office:value-type="float" office:value="3946.32991318074" calcext:value-type="float">
            <text:p>3946.32991318074</text:p>
          </table:table-cell>
          <table:table-cell office:value-type="float" office:value="6925.20775623269" calcext:value-type="float">
            <text:p>6925.20775623269</text:p>
          </table:table-cell>
          <table:table-cell office:value-type="float" office:value="5279.83104540655" calcext:value-type="float">
            <text:p>5279.83104540655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[TOTAL_GCS_G1_Young_Generation]</text:p>
          </table:table-cell>
          <table:table-cell office:value-type="string" calcext:value-type="string">
            <text:p><text:s/>Count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float" office:value="0.227715737890077" calcext:value-type="float">
            <text:p>0.227715737890077</text:p>
          </table:table-cell>
          <table:table-cell office:value-type="float" office:value="0.155086289290029" calcext:value-type="float">
            <text:p>0.155086289290029</text:p>
          </table:table-cell>
          <table:table-cell office:value-type="float" office:value="0.273075810185185" calcext:value-type="float">
            <text:p>0.273075810185185</text:p>
          </table:table-cell>
          <table:table-cell office:value-type="float" office:value="0.19526528183289" calcext:value-type="float">
            <text:p>0.19526528183289</text:p>
          </table:table-cell>
          <table:table-cell/>
          <table:table-cell office:value-type="string" calcext:value-type="string">
            <text:p>[TOTAL_GC_TIME_G1_Young_Generation]</text:p>
          </table:table-cell>
          <table:table-cell office:value-type="string" calcext:value-type="string">
            <text:p><text:s/>Time(ms)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[TOTAL_GC_TIME_%_G1_Young_Generation]</text:p>
          </table:table-cell>
          <table:table-cell office:value-type="string" calcext:value-type="string">
            <text:p><text:s/>Time(%)</text:p>
          </table:table-cell>
          <table:table-cell office:value-type="float" office:value="1.09457092819615" calcext:value-type="float">
            <text:p>1.09457092819615</text:p>
          </table:table-cell>
          <table:table-cell office:value-type="float" office:value="1.42067876874507" calcext:value-type="float">
            <text:p>1.42067876874507</text:p>
          </table:table-cell>
          <table:table-cell office:value-type="float" office:value="1.8005540166205" calcext:value-type="float">
            <text:p>1.8005540166205</text:p>
          </table:table-cell>
          <table:table-cell office:value-type="float" office:value="0.950369588173178" calcext:value-type="float">
            <text:p>0.950369588173178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[TOTAL_GCS_G1_Old_Generation]</text:p>
          </table:table-cell>
          <table:table-cell office:value-type="string" calcext:value-type="string">
            <text:p><text:s/>Coun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[TOTAL_GC_TIME_G1_Old_Generation]</text:p>
          </table:table-cell>
          <table:table-cell office:value-type="string" calcext:value-type="string">
            <text:p><text:s/>Time(ms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string" calcext:value-type="string">
            <text:p>[TOTAL_GC_TIME_%_G1_Old_Generation]</text:p>
          </table:table-cell>
          <table:table-cell office:value-type="string" calcext:value-type="string">
            <text:p><text:s/>Time(%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float" office:value="0.227715737890077" calcext:value-type="float">
            <text:p>0.227715737890077</text:p>
          </table:table-cell>
          <table:table-cell office:value-type="float" office:value="0.155086289290029" calcext:value-type="float">
            <text:p>0.155086289290029</text:p>
          </table:table-cell>
          <table:table-cell office:value-type="float" office:value="0.273075810185185" calcext:value-type="float">
            <text:p>0.273075810185185</text:p>
          </table:table-cell>
          <table:table-cell office:value-type="float" office:value="0.19526528183289" calcext:value-type="float">
            <text:p>0.19526528183289</text:p>
          </table:table-cell>
          <table:table-cell/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float" office:value="1.09457092819615" calcext:value-type="float">
            <text:p>1.09457092819615</text:p>
          </table:table-cell>
          <table:table-cell office:value-type="float" office:value="1.42067876874507" calcext:value-type="float">
            <text:p>1.42067876874507</text:p>
          </table:table-cell>
          <table:table-cell office:value-type="float" office:value="1.8005540166205" calcext:value-type="float">
            <text:p>1.8005540166205</text:p>
          </table:table-cell>
          <table:table-cell office:value-type="float" office:value="0.950369588173178" calcext:value-type="float">
            <text:p>0.950369588173178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2855" calcext:value-type="float">
            <text:p>2855</text:p>
          </table:table-cell>
          <table:table-cell office:value-type="float" office:value="4546" calcext:value-type="float">
            <text:p>4546</text:p>
          </table:table-cell>
          <table:table-cell office:value-type="float" office:value="3785" calcext:value-type="float">
            <text:p>3785</text:p>
          </table:table-cell>
          <table:table-cell office:value-type="float" office:value="2975" calcext:value-type="float">
            <text:p>2975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float" office:value="2854" calcext:value-type="float">
            <text:p>2854</text:p>
          </table:table-cell>
          <table:table-cell office:value-type="float" office:value="4544" calcext:value-type="float">
            <text:p>4544</text:p>
          </table:table-cell>
          <table:table-cell office:value-type="float" office:value="3784" calcext:value-type="float">
            <text:p>3784</text:p>
          </table:table-cell>
          <table:table-cell office:value-type="float" office:value="2974" calcext:value-type="float">
            <text:p>2974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5834" calcext:value-type="float">
            <text:p>5834</text:p>
          </table:table-cell>
          <table:table-cell office:value-type="float" office:value="14004" calcext:value-type="float">
            <text:p>14004</text:p>
          </table:table-cell>
          <table:table-cell office:value-type="float" office:value="1601" calcext:value-type="float">
            <text:p>1601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float" office:value="2855" calcext:value-type="float">
            <text:p>2855</text:p>
          </table:table-cell>
          <table:table-cell office:value-type="float" office:value="4547" calcext:value-type="float">
            <text:p>4547</text:p>
          </table:table-cell>
          <table:table-cell office:value-type="float" office:value="3785" calcext:value-type="float">
            <text:p>3785</text:p>
          </table:table-cell>
          <table:table-cell office:value-type="float" office:value="2975" calcext:value-type="float">
            <text:p>2975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float" office:value="5832" calcext:value-type="float">
            <text:p>5832</text:p>
          </table:table-cell>
          <table:table-cell office:value-type="float" office:value="14000" calcext:value-type="float">
            <text:p>14000</text:p>
          </table:table-cell>
          <table:table-cell office:value-type="float" office:value="1601" calcext:value-type="float">
            <text:p>1601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float" office:value="2855" calcext:value-type="float">
            <text:p>2855</text:p>
          </table:table-cell>
          <table:table-cell office:value-type="float" office:value="4547" calcext:value-type="float">
            <text:p>4547</text:p>
          </table:table-cell>
          <table:table-cell office:value-type="float" office:value="3785" calcext:value-type="float">
            <text:p>3785</text:p>
          </table:table-cell>
          <table:table-cell office:value-type="float" office:value="2975" calcext:value-type="float">
            <text:p>2975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float" office:value="5835" calcext:value-type="float">
            <text:p>5835</text:p>
          </table:table-cell>
          <table:table-cell office:value-type="float" office:value="14007" calcext:value-type="float">
            <text:p>14007</text:p>
          </table:table-cell>
          <table:table-cell office:value-type="float" office:value="1601" calcext:value-type="float">
            <text:p>1601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float" office:value="2855" calcext:value-type="float">
            <text:p>2855</text:p>
          </table:table-cell>
          <table:table-cell office:value-type="float" office:value="4547" calcext:value-type="float">
            <text:p>4547</text:p>
          </table:table-cell>
          <table:table-cell office:value-type="float" office:value="3785" calcext:value-type="float">
            <text:p>3785</text:p>
          </table:table-cell>
          <table:table-cell office:value-type="float" office:value="2975" calcext:value-type="float">
            <text:p>2975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float" office:value="5835" calcext:value-type="float">
            <text:p>5835</text:p>
          </table:table-cell>
          <table:table-cell office:value-type="float" office:value="14007" calcext:value-type="float">
            <text:p>14007</text:p>
          </table:table-cell>
          <table:table-cell office:value-type="float" office:value="1601" calcext:value-type="float">
            <text:p>1601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Operations</text:p>
          </table:table-cell>
          <table:table-cell table:number-columns-repeated="4" office:value-type="float" office:value="10000" calcext:value-type="float">
            <text:p>10000</text:p>
          </table:table-cell>
          <table:table-cell/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float" office:value="5835" calcext:value-type="float">
            <text:p>5835</text:p>
          </table:table-cell>
          <table:table-cell office:value-type="float" office:value="14007" calcext:value-type="float">
            <text:p>14007</text:p>
          </table:table-cell>
          <table:table-cell office:value-type="float" office:value="1601" calcext:value-type="float">
            <text:p>1601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5452.388" calcext:value-type="float">
            <text:p>5452.388</text:p>
          </table:table-cell>
          <table:table-cell office:value-type="float" office:value="5502.8488" calcext:value-type="float">
            <text:p>5502.8488</text:p>
          </table:table-cell>
          <table:table-cell office:value-type="float" office:value="5489.6351" calcext:value-type="float">
            <text:p>5489.6351</text:p>
          </table:table-cell>
          <table:table-cell office:value-type="float" office:value="5338.3953" calcext:value-type="float">
            <text:p>5338.3953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Operations</text:p>
          </table:table-cell>
          <table:table-cell table:number-columns-repeated="4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MinLatency(us)</text:p>
          </table:table-cell>
          <table:table-cell office:value-type="float" office:value="2734" calcext:value-type="float">
            <text:p>2734</text:p>
          </table:table-cell>
          <table:table-cell office:value-type="float" office:value="2904" calcext:value-type="float">
            <text:p>2904</text:p>
          </table:table-cell>
          <table:table-cell office:value-type="float" office:value="2638" calcext:value-type="float">
            <text:p>2638</text:p>
          </table:table-cell>
          <table:table-cell office:value-type="float" office:value="2862" calcext:value-type="float">
            <text:p>2862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186.8906" calcext:value-type="float">
            <text:p>186.8906</text:p>
          </table:table-cell>
          <table:table-cell office:value-type="float" office:value="161.3333" calcext:value-type="float">
            <text:p>161.3333</text:p>
          </table:table-cell>
          <table:table-cell office:value-type="float" office:value="97.6009" calcext:value-type="float">
            <text:p>97.6009</text:p>
          </table:table-cell>
          <table:table-cell office:value-type="float" office:value="145.5835" calcext:value-type="float">
            <text:p>145.5835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MaxLatency(us)</text:p>
          </table:table-cell>
          <table:table-cell office:value-type="float" office:value="89727" calcext:value-type="float">
            <text:p>89727</text:p>
          </table:table-cell>
          <table:table-cell office:value-type="float" office:value="60799" calcext:value-type="float">
            <text:p>60799</text:p>
          </table:table-cell>
          <table:table-cell office:value-type="float" office:value="159103" calcext:value-type="float">
            <text:p>159103</text:p>
          </table:table-cell>
          <table:table-cell office:value-type="float" office:value="94655" calcext:value-type="float">
            <text:p>94655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MinLatency(us)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95thPercentileLatency(us)</text:p>
          </table:table-cell>
          <table:table-cell office:value-type="float" office:value="8131" calcext:value-type="float">
            <text:p>8131</text:p>
          </table:table-cell>
          <table:table-cell office:value-type="float" office:value="8215" calcext:value-type="float">
            <text:p>8215</text:p>
          </table:table-cell>
          <table:table-cell office:value-type="float" office:value="8383" calcext:value-type="float">
            <text:p>8383</text:p>
          </table:table-cell>
          <table:table-cell office:value-type="float" office:value="7799" calcext:value-type="float">
            <text:p>7799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MaxLatency(us)</text:p>
          </table:table-cell>
          <table:table-cell office:value-type="float" office:value="290303" calcext:value-type="float">
            <text:p>290303</text:p>
          </table:table-cell>
          <table:table-cell office:value-type="float" office:value="129151" calcext:value-type="float">
            <text:p>129151</text:p>
          </table:table-cell>
          <table:table-cell office:value-type="float" office:value="80191" calcext:value-type="float">
            <text:p>80191</text:p>
          </table:table-cell>
          <table:table-cell office:value-type="float" office:value="122239" calcext:value-type="float">
            <text:p>122239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99thPercentileLatency(us)</text:p>
          </table:table-cell>
          <table:table-cell office:value-type="float" office:value="13247" calcext:value-type="float">
            <text:p>13247</text:p>
          </table:table-cell>
          <table:table-cell office:value-type="float" office:value="13479" calcext:value-type="float">
            <text:p>13479</text:p>
          </table:table-cell>
          <table:table-cell office:value-type="float" office:value="13967" calcext:value-type="float">
            <text:p>13967</text:p>
          </table:table-cell>
          <table:table-cell office:value-type="float" office:value="13151" calcext:value-type="float">
            <text:p>13151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95thPercentileLatency(us)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218" calcext:value-type="float">
            <text:p>2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[INSERT]</text:p>
          </table:table-cell>
          <table:table-cell office:value-type="string" calcext:value-type="string">
            <text:p><text:s/>Return=OK</text:p>
          </table:table-cell>
          <table:table-cell table:number-columns-repeated="4" office:value-type="float" office:value="10000" calcext:value-type="float">
            <text:p>10000</text:p>
          </table:table-cell>
          <table:table-cell/>
          <table:table-cell office:value-type="string" calcext:value-type="string">
            <text:p>[INSERT]</text:p>
          </table:table-cell>
          <table:table-cell office:value-type="string" calcext:value-type="string">
            <text:p><text:s/>99thPercentileLatency(us)</text:p>
          </table:table-cell>
          <table:table-cell office:value-type="float" office:value="641" calcext:value-type="float">
            <text:p>641</text:p>
          </table:table-cell>
          <table:table-cell office:value-type="float" office:value="821" calcext:value-type="float">
            <text:p>821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INSERT]</text:p>
          </table:table-cell>
          <table:table-cell office:value-type="string" calcext:value-type="string">
            <text:p><text:s/>Return=OK</text:p>
          </table:table-cell>
          <table:table-cell table:number-columns-repeated="4" office:value-type="float" office:value="10000" calcext:value-type="float">
            <text:p>10000</text:p>
          </table:table-cell>
        </table:table-row>
      </table:table>
      <table:named-expressions/>
      <table:database-ranges>
        <table:database-range table:name="__Anonymous_Sheet_DB__0" table:target-range-address="mySQL.A1:mySQL.A2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5:24:14.197459685</meta:creation-date>
    <dc:date>2024-05-13T18:05:31.391049398</dc:date>
    <meta:editing-duration>PT1H37M48S</meta:editing-duration>
    <meta:editing-cycles>9</meta:editing-cycles>
    <meta:generator>LibreOffice/7.3.7.2$Linux_X86_64 LibreOffice_project/30$Build-2</meta:generator>
    <meta:document-statistic meta:table-count="1" meta:cell-count="597" meta:object-count="0"/>
  </office:meta>
</office:document-meta>
</file>